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0d7663" officeooo:paragraph-rsid="000cbfac" fo:background-color="#ffffff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050283" officeooo:paragraph-rsid="000cbfac" fo:background-color="#ffffff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erif" fo:font-size="15pt" fo:font-weight="bold" officeooo:rsid="0004f180" officeooo:paragraph-rsid="000cbfac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5pt" fo:font-weight="bold" officeooo:rsid="00050283" officeooo:paragraph-rsid="000cbfac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Serif" fo:font-size="15pt" fo:font-weight="bold" officeooo:rsid="000cbfac" officeooo:paragraph-rsid="000cbfac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000000" loext:opacity="100%" style:font-name="Liberation Serif" fo:font-size="15pt" style:text-underline-style="solid" style:text-underline-width="auto" style:text-underline-color="font-color" fo:font-weight="bold" officeooo:rsid="000d7663" officeooo:paragraph-rsid="000cbfac" fo:background-color="#ffffff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000000" loext:opacity="100%" style:font-name="Liberation Serif" fo:font-size="15pt" style:text-underline-style="solid" style:text-underline-width="auto" style:text-underline-color="font-color" fo:font-weight="bold" officeooo:rsid="000cbfac" officeooo:paragraph-rsid="000cbfac" fo:background-color="#ffffff" style:font-size-asian="15pt" style:font-weight-asian="bold" style:font-size-complex="15pt" style:font-weight-complex="bold"/>
    </style:style>
    <style:style style:name="P8" style:family="paragraph" style:parent-style-name="Standard">
      <style:paragraph-properties style:line-height-at-least="0.503cm"/>
      <style:text-properties fo:color="#000000" loext:opacity="100%" style:font-name="Liberation Serif" fo:font-size="15pt" fo:font-weight="bold" fo:background-color="#ffffff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000000" loext:opacity="100%" style:font-name="Liberation Serif" fo:font-size="15pt" style:text-underline-style="none" fo:font-weight="bold" officeooo:rsid="000cbfac" officeooo:paragraph-rsid="000cbfac" fo:background-color="#ffffff" style:font-size-asian="15pt" style:font-weight-asian="bold" style:font-size-complex="15pt" style:font-weight-complex="bold"/>
    </style:style>
    <style:style style:name="T1" style:family="text">
      <style:text-properties officeooo:rsid="00047d27"/>
    </style:style>
    <style:style style:name="T2" style:family="text">
      <style:text-properties officeooo:rsid="000d7663"/>
    </style:style>
    <style:style style:name="T3" style:family="text">
      <style:text-properties officeooo:rsid="000cbfac"/>
    </style:style>
    <style:style style:name="T4" style:family="text">
      <style:text-properties fo:color="#c586c0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569cd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 NO. - <text:span text:style-name="T3">9</text:span></text:p>
      <text:p text:style-name="P5">ODD OR EVEN IN SPARK</text:p>
      <text:p text:style-name="P4">ANZ JO XAVIER</text:p>
      <text:p text:style-name="P4">S6 DS</text:p>
      <text:p text:style-name="P4">ROLL NO. - 13</text:p>
      <text:p text:style-name="P2">DATE: <text:span text:style-name="T2">07</text:span>/0<text:span text:style-name="T2">6</text:span>/2023</text:p>
      <text:p text:style-name="P2"/>
      <text:p text:style-name="P1">PROGRAM</text:p>
      <text:p text:style-name="P1"/>
      <text:p text:style-name="P6">from pyspark.sql.functions import udf</text:p>
      <text:p text:style-name="P8">from pyspark.sql.types import BooleanType</text:p>
      <text:p text:style-name="P8"/>
      <text:p text:style-name="P8">spark = SparkSession.builder.appName("CountofEvenAndOdd").getOrCreate()</text:p>
      <text:p text:style-name="P8">n=int(input("Enter the range:"))</text:p>
      <text:p text:style-name="P8">data = range(1,n+1)</text:p>
      <text:p text:style-name="P8">df = spark.createDataFrame(data, "integer").toDF("number")</text:p>
      <text:p text:style-name="P8"/>
      <text:p text:style-name="P8">def is_odd(number):</text:p>
      <text:p text:style-name="P8">return number % 2 == 1</text:p>
      <text:p text:style-name="P8"/>
      <text:p text:style-name="P8">is_odd_udf = udf(is_odd, BooleanType())</text:p>
      <text:p text:style-name="P8"/>
      <text:p text:style-name="P8">df = df.withColumn("is_odd", is_odd_udf(df["number"]))</text:p>
      <text:p text:style-name="P8">odd_count = df.filter(df["is_odd"]).count()</text:p>
      <text:p text:style-name="P8">even_count = df.filter(~df["is_odd"]).count()</text:p>
      <text:p text:style-name="P8"/>
      <text:p text:style-name="P8">print("Number of odd numbers:", odd_count)</text:p>
      <text:p text:style-name="P8">print("Number of even numbers:", even_count)</text:p>
      <text:p text:style-name="P8"/>
      <text:p text:style-name="P8">spark.stop()</text:p>
      <text:p text:style-name="P6"/>
      <text:p text:style-name="P7">OUTPUT</text:p>
      <text:p text:style-name="P7"/>
      <text:p text:style-name="P9">Enter the range:19</text:p>
      <text:p text:style-name="P9">Number of odd numbers: 10 <text:s text:c="54"/></text:p>
      <text:p text:style-name="P9">Number of even numbers: 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1:37:28.942634822</meta:creation-date>
    <meta:print-date>2023-06-07T11:44:07.780739272</meta:print-date>
    <dc:date>2023-06-07T11:45:41.581509537</dc:date>
    <meta:editing-duration>PT8M13S</meta:editing-duration>
    <meta:editing-cycles>1</meta:editing-cycles>
    <meta:document-statistic meta:table-count="0" meta:image-count="0" meta:object-count="0" meta:page-count="1" meta:paragraph-count="26" meta:word-count="89" meta:character-count="792" meta:non-whitespace-character-count="674"/>
    <meta:generator>LibreOffice/7.3.7.2$Linux_X86_64 LibreOffice_project/30$Build-2</meta:generator>
  </office:meta>
</office:document-meta>
</file>